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f13" officeooo:paragraph-rsid="000b8f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12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0:12:29.225839375</meta:creation-date>
    <dc:date>2019-06-13T10:13:05.814633738</dc:date>
    <meta:editing-duration>PT38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6.0.7.3$Linux_X86_64 LibreOffice_project/00m0$Build-3</meta:generator>
  </office:meta>
</office:document-meta>
</file>